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Verdana" svg:font-family="Verdana"/>
    <style:font-face style:name="宋体" svg:font-family="宋体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ff0000" fo:font-size="16pt" officeooo:rsid="001c90fa" officeooo:paragraph-rsid="001c90fa" style:font-size-asian="16pt" style:language-asian="zh" style:country-asian="CN" style:font-size-complex="16pt"/>
    </style:style>
    <style:style style:name="P2" style:family="paragraph" style:parent-style-name="Text_20_body">
      <style:text-properties fo:color="#ff0000" fo:font-size="15pt" officeooo:rsid="001c90fa" officeooo:paragraph-rsid="001c90fa" style:font-size-asian="15pt" style:language-asian="zh" style:country-asian="CN" style:font-size-complex="15pt"/>
    </style:style>
    <style:style style:name="P3" style:family="paragraph" style:parent-style-name="Text_20_body">
      <style:text-properties fo:color="#555555" fo:font-size="16pt" officeooo:rsid="001c90fa" officeooo:paragraph-rsid="001c90fa" style:font-size-asian="16pt" style:language-asian="zh" style:country-asian="CN" style:font-size-complex="16pt"/>
    </style:style>
    <style:style style:name="P4" style:family="paragraph" style:parent-style-name="Text_20_body">
      <style:text-properties fo:color="#555555" style:font-name="Arial1" fo:font-size="16pt" officeooo:rsid="001c90fa" officeooo:paragraph-rsid="001c90fa" style:font-size-asian="16pt" style:language-asian="zh" style:country-asian="CN" style:font-size-complex="16pt"/>
    </style:style>
    <style:style style:name="P5" style:family="paragraph" style:parent-style-name="Text_20_body">
      <style:text-properties fo:color="#555555" style:font-name="Arial1" fo:font-size="12pt" officeooo:rsid="001c90fa" officeooo:paragraph-rsid="001c90fa" style:font-size-asian="12pt" style:language-asian="zh" style:country-asian="CN" style:font-size-complex="12pt"/>
    </style:style>
    <style:style style:name="P6" style:family="paragraph" style:parent-style-name="Text_20_body">
      <style:text-properties fo:color="#555555" fo:font-size="12pt" officeooo:rsid="001c90fa" officeooo:paragraph-rsid="001c90fa" style:font-size-asian="12pt" style:language-asian="zh" style:country-asian="CN" style:font-size-complex="12pt"/>
    </style:style>
    <style:style style:name="P7" style:family="paragraph" style:parent-style-name="Text_20_body">
      <style:text-properties fo:color="#555555" fo:font-size="15pt" officeooo:rsid="001c90fa" officeooo:paragraph-rsid="001c90fa" style:font-size-asian="15pt" style:language-asian="zh" style:country-asian="CN" style:font-size-complex="15pt"/>
    </style:style>
    <style:style style:name="P8" style:family="paragraph" style:parent-style-name="Text_20_body">
      <style:text-properties fo:font-size="12pt" officeooo:rsid="001c90fa" officeooo:paragraph-rsid="001c90fa" style:font-size-asian="12pt" style:language-asian="zh" style:country-asian="CN" style:font-size-complex="12pt"/>
    </style:style>
    <style:style style:name="P9" style:family="paragraph" style:parent-style-name="Text_20_body">
      <loext:graphic-properties draw:fill="solid" draw:fill-color="#f9f9f9" draw:opacity="100%"/>
      <style:paragraph-properties fo:margin-top="0.265cm" fo:margin-bottom="0.265cm" loext:contextual-spacing="false" fo:text-align="start" style:justify-single-word="false" fo:background-color="#f9f9f9"/>
      <style:text-properties fo:color="#ff0000" fo:font-size="16pt" style:font-size-asian="16pt" style:font-size-complex="16pt"/>
    </style:style>
    <style:style style:name="P10" style:family="paragraph" style:parent-style-name="Text_20_body">
      <loext:graphic-properties draw:fill="solid" draw:fill-color="#f9f9f9" draw:opacity="100%"/>
      <style:paragraph-properties fo:margin-top="0.265cm" fo:margin-bottom="0.265cm" loext:contextual-spacing="false" fo:text-align="start" style:justify-single-word="false" fo:background-color="#f9f9f9"/>
      <style:text-properties fo:color="#555555" fo:font-size="16pt" style:font-size-asian="16pt" style:font-size-complex="16pt"/>
    </style:style>
    <style:style style:name="P11" style:family="paragraph" style:parent-style-name="Text_20_body">
      <loext:graphic-properties draw:fill="solid" draw:fill-color="#f3f3f3" draw:opacity="100%"/>
      <style:paragraph-properties fo:margin-top="0.212cm" fo:margin-bottom="0.212cm" loext:contextual-spacing="false" fo:text-align="start" style:justify-single-word="false" fo:background-color="#f3f3f3" fo:padding="0.212cm" fo:border="0.99pt solid #cccccc"/>
      <style:text-properties fo:color="#555555" style:font-name="Arial1" fo:font-size="12pt" style:font-size-asian="12pt" style:font-size-complex="12pt"/>
    </style:style>
    <style:style style:name="P12" style:family="paragraph" style:parent-style-name="Text_20_body">
      <loext:graphic-properties draw:fill="solid" draw:fill-color="#f3f3f3" draw:opacity="100%"/>
      <style:paragraph-properties fo:margin-top="0.212cm" fo:margin-bottom="0.212cm" loext:contextual-spacing="false" fo:text-align="start" style:justify-single-word="false" fo:background-color="#f3f3f3" fo:padding="0.212cm" fo:border="0.99pt solid #cccccc"/>
      <style:text-properties fo:color="#555555" fo:font-size="12pt" style:font-size-asian="12pt" style:font-size-complex="12pt"/>
    </style:style>
    <style:style style:name="P13" style:family="paragraph" style:parent-style-name="Text_20_body">
      <loext:graphic-properties draw:fill="solid" draw:fill-color="#f3f3f3" draw:opacity="100%"/>
      <style:paragraph-properties fo:margin-top="0.212cm" fo:margin-bottom="0.212cm" loext:contextual-spacing="false" fo:text-align="start" style:justify-single-word="false" fo:background-color="#f3f3f3" fo:padding="0.212cm" fo:border="0.99pt solid #cccccc"/>
      <style:text-properties fo:color="#ff0000" fo:font-size="12pt" style:font-size-asian="12pt" style:font-size-complex="12pt"/>
    </style:style>
    <style:style style:name="P14" style:family="paragraph" style:parent-style-name="Standard">
      <style:text-properties officeooo:rsid="001c90fa" officeooo:paragraph-rsid="001c90fa" style:language-asian="zh" style:country-asian="CN"/>
    </style:style>
    <style:style style:name="P15" style:family="paragraph" style:parent-style-name="Standard">
      <style:text-properties fo:font-size="16pt" officeooo:rsid="001c90fa" officeooo:paragraph-rsid="001c90fa" style:font-size-asian="16pt" style:language-asian="zh" style:country-asian="CN" style:font-size-complex="16pt"/>
    </style:style>
    <style:style style:name="P16" style:family="paragraph" style:parent-style-name="Standard">
      <style:text-properties fo:font-size="12pt" officeooo:rsid="001c90fa" officeooo:paragraph-rsid="001c90fa" style:font-size-asian="12pt" style:language-asian="zh" style:country-asian="CN" style:font-size-complex="12pt"/>
    </style:style>
    <style:style style:name="P17" style:family="paragraph" style:parent-style-name="Standard">
      <style:text-properties fo:font-size="12pt" officeooo:rsid="002021ab" officeooo:paragraph-rsid="002021ab" style:font-size-asian="12pt" style:language-asian="zh" style:country-asian="CN" style:font-size-complex="12pt"/>
    </style:style>
    <style:style style:name="P18" style:family="paragraph" style:parent-style-name="Standard">
      <style:text-properties officeooo:paragraph-rsid="001c90fa"/>
    </style:style>
    <style:style style:name="T1" style:family="text">
      <style:text-properties style:font-name="Verdana"/>
    </style:style>
    <style:style style:name="T2" style:family="text">
      <style:text-properties style:font-name="Verdana" fo:font-size="10.5pt"/>
    </style:style>
    <style:style style:name="T3" style:family="text">
      <style:text-properties style:font-name="Verdana" fo:font-size="10.5pt" officeooo:rsid="001f905b" style:font-name-asian="Verdana" style:font-size-asian="10.5pt"/>
    </style:style>
    <style:style style:name="T4" style:family="text">
      <style:text-properties style:font-name="Verdana" officeooo:rsid="001f905b" style:font-name-asian="Verdana"/>
    </style:style>
    <style:style style:name="T5" style:family="text">
      <style:text-properties style:font-name-asian="Verdana"/>
    </style:style>
    <style:style style:name="T6" style:family="text">
      <style:text-properties style:font-name-asian="Verdana" style:font-size-asian="10.5pt"/>
    </style:style>
    <style:style style:name="T7" style:family="text">
      <style:text-properties officeooo:rsid="001dcc15" style:font-name-asian="Verdana"/>
    </style:style>
    <style:style style:name="T8" style:family="text">
      <style:text-properties style:font-name-asian="微软雅黑" style:font-size-asian="15pt" style:font-weight-asian="bold"/>
    </style:style>
    <style:style style:name="T9" style:family="text">
      <style:text-properties fo:font-size="15pt" fo:font-weight="bold"/>
    </style:style>
    <style:style style:name="T10" style:family="text">
      <style:text-properties style:font-size-asian="15pt" style:font-weight-asian="bold"/>
    </style:style>
    <style:style style:name="T11" style:family="text">
      <style:text-properties officeooo:rsid="001cc094"/>
    </style:style>
    <style:style style:name="T12" style:family="text">
      <style:text-properties fo:color="#555555" style:font-name="Verdana"/>
    </style:style>
    <style:style style:name="T13" style:family="text">
      <style:text-properties fo:color="#555555" style:font-name="Verdana" fo:font-size="10.5pt"/>
    </style:style>
    <style:style style:name="T14" style:family="text">
      <style:text-properties fo:color="#555555" style:font-name="Verdana" fo:font-size="15pt" style:font-size-asian="15pt" style:font-size-complex="15pt"/>
    </style:style>
    <style:style style:name="T15" style:family="text">
      <style:text-properties fo:color="#555555" style:font-name-asian="Verdana"/>
    </style:style>
    <style:style style:name="T16" style:family="text">
      <style:text-properties fo:color="#555555" style:font-name-asian="Verdana" style:font-size-asian="10.5pt"/>
    </style:style>
    <style:style style:name="T17" style:family="text">
      <style:text-properties fo:color="#555555" fo:font-size="15pt" style:font-name-asian="Verdana" style:font-size-asian="15pt" style:font-size-complex="15pt"/>
    </style:style>
    <style:style style:name="T18" style:family="text">
      <style:text-properties fo:color="#ff0000" style:font-name="Verdana"/>
    </style:style>
    <style:style style:name="T19" style:family="text">
      <style:text-properties fo:color="#ff0000" style:font-name="Verdana" fo:font-size="10.5pt"/>
    </style:style>
    <style:style style:name="T20" style:family="text">
      <style:text-properties fo:color="#ff0000" style:font-name-asian="Verdana"/>
    </style:style>
    <style:style style:name="T21" style:family="text">
      <style:text-properties fo:color="#ff0000" style:font-name-asian="Verdana" style:font-size-asian="10.5pt"/>
    </style:style>
    <style:style style:name="T22" style:family="text">
      <style:text-properties style:font-name="Arial1"/>
    </style:style>
    <style:style style:name="T23" style:family="text">
      <style:text-properties style:font-name="Arial1" fo:font-size="10.5pt"/>
    </style:style>
    <style:style style:name="T24" style:family="text">
      <style:text-properties style:font-name-asian="Arial1"/>
    </style:style>
    <style:style style:name="T25" style:family="text">
      <style:text-properties style:font-name-asian="Arial1" style:font-size-asian="10.5pt"/>
    </style:style>
    <style:style style:name="T26" style:family="text">
      <style:text-properties fo:font-size="12pt" officeooo:rsid="001c90fa" style:font-size-asian="12pt" style:language-asian="zh" style:country-asian="C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日志的级别:\</text:p>
      <text:p text:style-name="P1"><text:span text:style-name="T1">C</text:span><text:span text:style-name="T5">：</text:span><text:span text:style-name="T1">error </text:span><text:span text:style-name="T5">指出虽然发生错误事件，但仍然不影响系统的继续运行。</text:span></text:p>
      <text:p text:style-name="P9"><text:span text:style-name="T1">D</text:span><text:span text:style-name="T5">：</text:span><text:span text:style-name="T1">warn </text:span><text:span text:style-name="T5">表明会出现潜在的错误情形。</text:span></text:p>
      <text:p text:style-name="P9"><text:span text:style-name="T1">E</text:span><text:span text:style-name="T5">：</text:span><text:span text:style-name="T1">info </text:span><text:span text:style-name="T5">一般和在粗粒度级别上，强调应用程序的运行全程。</text:span></text:p>
      <text:p text:style-name="P9"><text:span text:style-name="T1">F</text:span><text:span text:style-name="T5">：</text:span><text:span text:style-name="T1">debug </text:span><text:span text:style-name="T5">一般用于细粒度级别上，对调试应用程序非常有帮助。</text:span></text:p>
      <text:p text:style-name="P15">日志级别f--&gt;e--&gt;d--&gt;c级别大下面的都能打印</text:p>
      <text:p text:style-name="P15"/>
      <text:p text:style-name="P3"><text:span text:style-name="T8">二、</text:span><text:span text:style-name="T9">Log4j</text:span><text:span text:style-name="T10">基本使用方法</text:span></text:p>
      <text:p text:style-name="P3"><text:span text:style-name="T1">2.1</text:span><text:span text:style-name="T5">、定义配置文件</text:span></text:p>
      <text:p text:style-name="P10"><text:span text:style-name="T5">　　其实您也可以完全不使用配置文件，而是在代码中配置</text:span><text:span text:style-name="T1">Log4j</text:span><text:span text:style-name="T5">环境。但是，使用配置文件将使您的应用程序更加灵活。</text:span><text:span text:style-name="T1">Log4j</text:span><text:span text:style-name="T5">支持两种配置文件格式，一种是</text:span><text:span text:style-name="T1">XML</text:span><text:span text:style-name="T5">格式的文件，一种是</text:span><text:span text:style-name="T1">Java</text:span><text:span text:style-name="T5">属性文件（键</text:span><text:span text:style-name="T1">=</text:span><text:span text:style-name="T5">值）。下面我们介绍使用</text:span><text:span text:style-name="T1">Java</text:span><text:span text:style-name="T5">属性文件做为配置文件的方法：</text:span></text:p>
      <text:p text:style-name="P10"><text:span text:style-name="T5">　　</text:span><text:span text:style-name="T1">1.</text:span><text:span text:style-name="T5">配置根</text:span><text:span text:style-name="T1">Logger</text:span><text:span text:style-name="T5">，其语法为：</text:span></text:p>
      <text:p text:style-name="P4"><text:s text:c="5"/>log4j.rootLogger = [ <text:span text:style-name="T11">打印级别</text:span> ] , <text:span text:style-name="T11">变量</text:span>,<text:span text:style-name="T11">多个</text:span> , </text:p>
      <text:p text:style-name="P8"><text:span text:style-name="T15">　其中，</text:span><text:span text:style-name="T12">level </text:span><text:span text:style-name="T15">是日志记录的优先级，分为</text:span><text:span text:style-name="T12">OFF</text:span><text:span text:style-name="T15">、</text:span><text:span text:style-name="T12">FATAL</text:span><text:span text:style-name="T15">、</text:span><text:span text:style-name="T18">ERROR</text:span><text:span text:style-name="T20">、</text:span><text:span text:style-name="T18">WARN</text:span><text:span text:style-name="T20">、</text:span><text:span text:style-name="T18">INFO</text:span><text:span text:style-name="T20">、</text:span><text:span text:style-name="T18">DEBUG</text:span><text:span text:style-name="T15">、</text:span><text:span text:style-name="T12">ALL</text:span><text:span text:style-name="T15">或者您定义的级别。</text:span><text:span text:style-name="T12">Log4j</text:span><text:span text:style-name="T15">建议只使用四个级别，优 先级从高到低分别是</text:span><text:span text:style-name="T12">ERROR</text:span><text:span text:style-name="T15">、</text:span><text:span text:style-name="T12">WARN</text:span><text:span text:style-name="T15">、</text:span><text:span text:style-name="T12">INFO</text:span><text:span text:style-name="T15">、</text:span><text:span text:style-name="T12">DEBUG</text:span><text:span text:style-name="T15">。通过在这里定义的级别，您可以控制到应用程序中相应级别的日志信息的开关。比如在这里定 义了</text:span><text:span text:style-name="T12">INFO</text:span><text:span text:style-name="T15">级别，则应用程序中所有</text:span><text:span text:style-name="T12">DEBUG</text:span><text:span text:style-name="T15">级别的日志信息将不被打印出来。 </text:span><text:span text:style-name="T12">appenderName</text:span><text:span text:style-name="T15">就是指</text:span><text:span text:style-name="T12">B</text:span><text:span text:style-name="T15">日志信息输出到哪个地方。您可以同时指定多个输出目的地。</text:span></text:p>
      <text:p text:style-name="P3"><text:span text:style-name="T5">　　</text:span><text:span text:style-name="T1">2.</text:span><text:span text:style-name="T5">配置日志信息输出目的地</text:span><text:span text:style-name="T1">Appender</text:span><text:span text:style-name="T5">，其语法为：</text:span></text:p>
      <text:p text:style-name="P5">g4j.appender.appenderName = fully.qualified.name.of.appender.class </text:p>
      <text:p text:style-name="P12"><text:span text:style-name="T22">log4j.appender.appenderName.option1 = value1 </text:span></text:p>
      <text:p text:style-name="P11">log4j.appender.appenderName.option = valueN</text:p>
      <text:p text:style-name="P6"><text:span text:style-name="T5">　其中，</text:span><text:span text:style-name="T1">Log4j</text:span><text:span text:style-name="T5">提供的</text:span><text:span text:style-name="T1">appender</text:span><text:span text:style-name="T5">有以下几种：</text:span><text:span text:style-name="T7">（常用）</text:span></text:p>
      <text:p text:style-name="P2"><text:span text:style-name="T22">org.apache.log4j.ConsoleAppender</text:span><text:span text:style-name="T24">（控制台）， </text:span></text:p>
      <text:p text:style-name="P2"><text:span text:style-name="T22">org.apache.log4j.DailyRollingFileAppender</text:span><text:span text:style-name="T24">（每天产生一个日志文件）</text:span></text:p>
      <text:p text:style-name="P18"><text:span text:style-name="T26"><text:s text:c="4"/></text:span><text:span text:style-name="T17">　</text:span><text:span text:style-name="T14">3.</text:span><text:span text:style-name="T17">配置日志信息的格式（布局），其语法为：</text:span></text:p>
      <text:p text:style-name="P16"/>
      <text:p text:style-name="P16"/>
      <text:p text:style-name="P5"><text:soft-page-break/>log4j.appender.appenderName.layout = fully.qualified.name.of.layout.class </text:p>
      <text:p text:style-name="P12"><text:span text:style-name="T22">log4j.appender.appenderName.layout.option1 = value1 </text:span></text:p>
      <text:p text:style-name="P11">log4j.appender.appenderName.layout.option = valueN</text:p>
      <text:p text:style-name="P7"><text:span text:style-name="T5">其中，</text:span><text:span text:style-name="T1">Log4j</text:span><text:span text:style-name="T5">提供的</text:span><text:span text:style-name="T1">layout</text:span><text:span text:style-name="T5">有以</text:span><text:span text:style-name="T4">布局</text:span><text:span text:style-name="T5">几种：</text:span></text:p>
      <text:p text:style-name="P6"><text:span text:style-name="T22">org.apache.log4j.HTMLLayout</text:span><text:span text:style-name="T24">（以</text:span><text:span text:style-name="T22">HTML</text:span><text:span text:style-name="T24">表格形式布局）， </text:span></text:p>
      <text:p text:style-name="P13"><text:span text:style-name="T22">org.apache.log4j.PatternLayout</text:span><text:span text:style-name="T24">（可以灵活地指定布局模式）， </text:span></text:p>
      <text:p text:style-name="P12"><text:span text:style-name="T22">org.apache.log4j.SimpleLayout</text:span><text:span text:style-name="T24">（包含日志信息的级别和信息字符串）， </text:span></text:p>
      <text:p text:style-name="P12"><text:span text:style-name="T22">org.apache.log4j.TTCCLayout</text:span><text:span text:style-name="T24">（包含日志产生的时间、线程、类别等等信息）</text:span></text:p>
      <text:p text:style-name="P16"/>
      <text:p text:style-name="P3"><text:span text:style-name="T1">Log4J</text:span><text:span text:style-name="T5">采用类似</text:span><text:span text:style-name="T1">C</text:span><text:span text:style-name="T5">语言中的</text:span><text:span text:style-name="T1">printf</text:span><text:span text:style-name="T5">函数的打印格式格式化日志信息，打印参数如下： </text:span></text:p>
      <text:p text:style-name="P12"><text:span text:style-name="T1">%m </text:span><text:span text:style-name="T5">输出代码中指定的消息</text:span></text:p>
      <text:p text:style-name="P12"><text:span text:style-name="T22">%p </text:span><text:span text:style-name="T24">输出优先级，即</text:span><text:span text:style-name="T22">DEBUG</text:span><text:span text:style-name="T24">，</text:span><text:span text:style-name="T22">INFO</text:span><text:span text:style-name="T24">，</text:span><text:span text:style-name="T22">WARN</text:span><text:span text:style-name="T24">，</text:span><text:span text:style-name="T22">ERROR</text:span><text:span text:style-name="T24">，</text:span><text:span text:style-name="T22">FATAL  </text:span></text:p>
      <text:p text:style-name="P12"><text:span text:style-name="T22">%r </text:span><text:span text:style-name="T24">输出自应用启动到输出该</text:span><text:span text:style-name="T22">log</text:span><text:span text:style-name="T24">信息耗费的毫秒数  </text:span></text:p>
      <text:p text:style-name="P12"><text:span text:style-name="T22">%c </text:span><text:span text:style-name="T24">输出所属的类目，通常就是所在类的全名  </text:span></text:p>
      <text:p text:style-name="P12"><text:span text:style-name="T22">%t </text:span><text:span text:style-name="T24">输出产生该日志事件的线程名  </text:span></text:p>
      <text:p text:style-name="P12"><text:span text:style-name="T22">%n </text:span><text:span text:style-name="T24">输出一个回车换行符，</text:span><text:span text:style-name="T22">Windows</text:span><text:span text:style-name="T24">平台为“</text:span><text:span text:style-name="T22">rn”</text:span><text:span text:style-name="T24">，</text:span><text:span text:style-name="T22">Unix</text:span><text:span text:style-name="T24">平台为“</text:span><text:span text:style-name="T22">n”  </text:span></text:p>
      <text:p text:style-name="P12"><text:span text:style-name="T22">%d </text:span><text:span text:style-name="T24">输出日志时间点的日期或时间，默认格式为</text:span><text:span text:style-name="T22">ISO8601</text:span><text:span text:style-name="T24">，也可以在其后指定格式，比如：</text:span><text:span text:style-name="T22">%d{yyy MMM dd HH:mm:ss,SSS}</text:span><text:span text:style-name="T24">，输出类似：</text:span><text:span text:style-name="T22">2002</text:span><text:span text:style-name="T24">年</text:span><text:span text:style-name="T22">10</text:span><text:span text:style-name="T24">月</text:span><text:span text:style-name="T22">18</text:span><text:span text:style-name="T24">日 </text:span><text:span text:style-name="T22">22</text:span><text:span text:style-name="T24">：</text:span><text:span text:style-name="T22">10</text:span><text:span text:style-name="T24">：</text:span><text:span text:style-name="T22">28</text:span><text:span text:style-name="T24">，</text:span><text:span text:style-name="T22">921  </text:span></text:p>
      <text:p text:style-name="P12"><text:span text:style-name="T22">%l </text:span><text:span text:style-name="T24">输出日志事件的发生位置，包括类目名、发生的线程，以及在代码中的行数。举例：</text:span><text:span text:style-name="T22">Testlog4.main(TestLog4.java:10)</text:span></text:p>
      <text:p text:style-name="P16"/>
      <text:p text:style-name="P16"/>
      <text:p text:style-name="P17">错误信息答应到文件的java代码</text:p>
      <text:p text:style-name="P17"><text:tab/></text:p>
      <text:p text:style-name="P17"><text:tab/>public static String printloginfo(Exception e){</text:p>
      <text:p text:style-name="P17"><text:tab/><text:tab/>StringWriter sw=new StringWriter();</text:p>
      <text:p text:style-name="P17"><text:tab/><text:tab/>e.printStackTrace(new PrintWriter(sw,true));</text:p>
      <text:p text:style-name="P17"><text:tab/><text:tab/>String str = sw.toString();</text:p>
      <text:p text:style-name="P17"><text:tab/><text:tab/>return str;</text:p>
      <text:p text:style-name="P17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Verdana" svg:font-family="Verdana"/>
    <style:font-face style:name="宋体" svg:font-family="宋体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7M10S</meta:editing-duration>
    <meta:editing-cycles>6</meta:editing-cycles>
    <meta:generator>LibreOffice/5.3.0.3$Windows_X86_64 LibreOffice_project/7074905676c47b82bbcfbea1aeefc84afe1c50e1</meta:generator>
    <dc:date>2018-05-17T13:28:54.631000000</dc:date>
    <meta:document-statistic meta:table-count="0" meta:image-count="0" meta:object-count="0" meta:page-count="2" meta:paragraph-count="45" meta:word-count="886" meta:character-count="1882" meta:non-whitespace-character-count="1781"/>
    <meta:user-defined meta:name="Info 1"/>
    <meta:user-defined meta:name="Info 2"/>
    <meta:user-defined meta:name="Info 3"/>
    <meta:user-defined meta:name="Info 4"/>
  </office:meta>
</office:document-meta>
</file>